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2f7" officeooo:paragraph-rsid="001c02f7"/>
    </style:style>
    <style:style style:name="P2" style:family="paragraph" style:parent-style-name="Standard">
      <style:text-properties officeooo:rsid="001c09e2" officeooo:paragraph-rsid="001c09e2"/>
    </style:style>
    <style:style style:name="P3" style:family="paragraph" style:parent-style-name="Standard">
      <style:text-properties officeooo:rsid="001fae0d" officeooo:paragraph-rsid="001fae0d"/>
    </style:style>
    <style:style style:name="P4" style:family="paragraph" style:parent-style-name="Standard">
      <style:text-properties officeooo:rsid="001fae0d" officeooo:paragraph-rsid="00236607"/>
    </style:style>
    <style:style style:name="P5" style:family="paragraph" style:parent-style-name="Standard">
      <style:text-properties officeooo:rsid="00218a7a" officeooo:paragraph-rsid="00218a7a"/>
    </style:style>
    <style:style style:name="P6" style:family="paragraph" style:parent-style-name="Standard">
      <style:text-properties officeooo:rsid="00236607" officeooo:paragraph-rsid="00236607"/>
    </style:style>
    <style:style style:name="P7" style:family="paragraph" style:parent-style-name="Standard">
      <style:paragraph-properties fo:text-align="end" style:justify-single-word="false"/>
      <style:text-properties officeooo:rsid="002693fb" officeooo:paragraph-rsid="002693fb"/>
    </style:style>
    <style:style style:name="P8" style:family="paragraph" style:parent-style-name="Subtitle">
      <style:paragraph-properties fo:line-height="100%"/>
    </style:style>
    <style:style style:name="P9" style:family="paragraph" style:parent-style-name="Subtitle">
      <style:paragraph-properties fo:line-height="100%"/>
      <style:text-properties fo:font-size="13pt" fo:font-style="italic" style:font-size-asian="13pt" style:font-style-asian="italic" style:font-size-complex="13pt" style:font-style-complex="italic"/>
    </style:style>
    <style:style style:name="P10" style:family="paragraph" style:parent-style-name="Standard">
      <style:text-properties officeooo:rsid="00236607" officeooo:paragraph-rsid="00236607"/>
    </style:style>
    <style:style style:name="T1" style:family="text">
      <style:text-properties officeooo:rsid="001decb3"/>
    </style:style>
    <style:style style:name="T2" style:family="text">
      <style:text-properties officeooo:rsid="001fae0d"/>
    </style:style>
    <style:style style:name="T3" style:family="text">
      <style:text-properties officeooo:rsid="00205505"/>
    </style:style>
    <style:style style:name="T4" style:family="text">
      <style:text-properties officeooo:rsid="00218a7a"/>
    </style:style>
    <style:style style:name="T5" style:family="text">
      <style:text-properties officeooo:rsid="00236607"/>
    </style:style>
    <style:style style:name="T6" style:family="text">
      <style:text-properties officeooo:rsid="0026609a"/>
    </style:style>
    <style:style style:name="T7" style:family="text">
      <style:text-properties officeooo:rsid="0027f1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atharina Schallerl</text:p>
      <text:p text:style-name="P7">if15b054</text:p>
      <text:p text:style-name="P7">7.11.2016</text:p>
      <text:p text:style-name="P8">VSYS</text:p>
      <text:p text:style-name="P9">Leitung: Nimmervoll, Zaczek</text:p>
      <text:p text:style-name="Title">Protokoll</text:p>
      <text:p text:style-name="Text_20_body"/>
      <text:p text:style-name="P1"/>
      <text:h text:style-name="Heading_20_3" text:outline-level="3">Starten des Servers:</text:h>
      <text:p text:style-name="P2">mit einem Port und einem Verzeichnispfad, der den Clients als Downloadverzeichnis zur Verfügung steht. Z.B.: ./vsys-server /home/kathi/server/</text:p>
      <text:p text:style-name="P2"/>
      <text:h text:style-name="Heading_20_3" text:outline-level="3">Starten des Clients:</text:h>
      <text:p text:style-name="P2">mit einer IP-Adresse und einem Port als Parameter. Z.B.: ./vsys-client localhost 6543.</text:p>
      <text:p text:style-name="P2"/>
      <text:h text:style-name="Heading_20_3" text:outline-level="3">Befehle:</text:h>
      <text:p text:style-name="P2">LOGIN &lt;username&gt; &lt;password&gt;</text:p>
      <text:p text:style-name="P2"><text:tab/>Server authentifiziert, wenn möglich, den User.</text:p>
      <text:p text:style-name="P2">LIST</text:p>
      <text:p text:style-name="P2"><text:tab/>Dateien im Downloadverzeichnis <text:span text:style-name="T7">werden </text:span>angezeigt.</text:p>
      <text:p text:style-name="P2">GET &lt;filename&gt;</text:p>
      <text:p text:style-name="P2"><text:tab/>Transfer der Datei vom Server zum Client, wo es im aktuellen VZ gespeichert wird.</text:p>
      <text:p text:style-name="P2">PUT &lt;filename&gt;</text:p>
      <text:p text:style-name="P2"><text:tab/>Transfer der Datei vom Client zum Server, wo sie im Downloadverzeichnis abgespeichert <text:tab/>wird.</text:p>
      <text:p text:style-name="P2">QUIT</text:p>
      <text:p text:style-name="P2"><text:tab/>Client loggt sich aus.</text:p>
      <text:p text:style-name="P2"/>
      <text:h text:style-name="Heading_20_3" text:outline-level="3">LOGIN:</text:h>
      <text:p text:style-name="P2">- <text:span text:style-name="T3">Client schickt LOGIN &lt;username&gt; &lt;password&gt; an den Server.</text:span></text:p>
      <text:p text:style-name="P2">- <text:span text:style-name="T3">Server empfängt die Daten.</text:span></text:p>
      <text:p text:style-name="P2">- <text:span text:style-name="T3">Server baut eine LDAP-Verbindung auf.</text:span></text:p>
      <text:p text:style-name="P2">- <text:span text:style-name="T3">Server meldet sich anonym am LDAP-Server an.</text:span></text:p>
      <text:p text:style-name="P2">- <text:span text:style-name="T3">Server sucht im LDAP-Verzeichnis nach dem User.</text:span></text:p>
      <text:p text:style-name="P2">- <text:span text:style-name="T3">Wenn der User gefunden wird, wird mit seinem dn und Passwort ein erneuter Bind durchgeführt.</text:span></text:p>
      <text:p text:style-name="P2">- <text:span text:style-name="T4">Wenn der Login 3mal fehlschlägt, wir der Socket geschlossen.</text:span></text:p>
      <text:p text:style-name="P5">- Server schickt dem Client LOGIN OK oder LOGIN ERR.</text:p>
      <text:p text:style-name="P2">- <text:span text:style-name="T3">Client empfängt LOGIN OK oder LOGIN ERR.</text:span></text:p>
      <text:p text:style-name="P2"/>
      <text:h text:style-name="Heading_20_3" text:outline-level="3">LIST:</text:h>
      <text:p text:style-name="P2">- Client sendet den Befehl zum Server.</text:p>
      <text:p text:style-name="P2"><text:soft-page-break/>- <text:span text:style-name="T1">Server empfängt den Befehl.</text:span></text:p>
      <text:p text:style-name="P2">- <text:span text:style-name="T1">Server öffnet das spezifizierte Downloadverzeichnis.</text:span></text:p>
      <text:p text:style-name="P2">- <text:span text:style-name="T1">Server liest die Namen der Einträge und filesize im Verzeichnis aus.</text:span></text:p>
      <text:p text:style-name="P2">- <text:span text:style-name="T1">Server sendet die Zahl der Verzeichniseinträge an den Client.</text:span></text:p>
      <text:p text:style-name="P2">- <text:span text:style-name="T1">Client empfängt Zahl der Verzeichniseinträge.</text:span></text:p>
      <text:p text:style-name="P2">- <text:span text:style-name="T1">Server sendet die Namen der Verzeichniseinträge und filesize einen nach dem anderen an den Client.</text:span></text:p>
      <text:p text:style-name="P2">- <text:span text:style-name="T2">Client empfängt die Namen der Verzeichniseinträge und filesize.</text:span></text:p>
      <text:p text:style-name="P2">- <text:span text:style-name="T2">Server schließt das Verzeichnis.</text:span></text:p>
      <text:p text:style-name="P2"/>
      <text:h text:style-name="Heading_20_3" text:outline-level="3">GET:</text:h>
      <text:p text:style-name="P3">- <text:span text:style-name="T5">Client schickt GET und Dateiname an Server.</text:span></text:p>
      <text:p text:style-name="P3">- <text:span text:style-name="T5">Server versucht die Datei zu öffnen und sendet ERR oder ACK an den Client.</text:span></text:p>
      <text:p text:style-name="P3">- <text:span text:style-name="T5">Client receivt ACK oder ERR, je nachdem, ob die Datei am Server geöffnet werden konnte oder nicht.</text:span></text:p>
      <text:p text:style-name="P3">- <text:span text:style-name="T5">Wenn der Client ACK receivt, öffnet er die Datei.</text:span></text:p>
      <text:p text:style-name="P3">- <text:span text:style-name="T5">Server sendet die Dateigröße an den Client.</text:span></text:p>
      <text:p text:style-name="P6">- Client receivt Dateigröße.</text:p>
      <text:p text:style-name="P3">- <text:span text:style-name="T5">Server liest und sendet die Datei blockweise an den Client.</text:span></text:p>
      <text:p text:style-name="P4">- <text:span text:style-name="T5">Client receivt Datei blockweise.</text:span></text:p>
      <text:p text:style-name="P6">- Client zeigt Fortschritt beim Receiven an.</text:p>
      <text:p text:style-name="P6">- Client schreibt blockweise.</text:p>
      <text:p text:style-name="P3"/>
      <text:h text:style-name="Heading_20_3" text:outline-level="3">PUT:</text:h>
      <text:p text:style-name="P3">Um die Datei zu übertragen, muss die Datei im aktuellen working directory des Clients liegen oder der gesamte Pfad zur Datei am Client muss angegeben werden.</text:p>
      <text:p text:style-name="P3">- <text:span text:style-name="T6">Client schickt PUT und Dateinamen an Server.</text:span></text:p>
      <text:p text:style-name="P3">- <text:span text:style-name="T6">Server sendet ACK, dass PUT gestartet wurde an Client.</text:span></text:p>
      <text:p text:style-name="P3">- <text:span text:style-name="T6">Client receivt ACK.</text:span></text:p>
      <text:p text:style-name="P3">- <text:span text:style-name="T6">Server versucht die Datei zu öffnen und schickt eine Bestätigung an den Client.</text:span></text:p>
      <text:p text:style-name="P3">- <text:span text:style-name="T6">Client receivt Bestätigung.</text:span></text:p>
      <text:p text:style-name="P3">- <text:span text:style-name="T6">Client öffnet Datei.</text:span></text:p>
      <text:p text:style-name="P3">- <text:span text:style-name="T6">Client sendet Dateigröße</text:span></text:p>
      <text:p text:style-name="P3">- <text:span text:style-name="T6">Server empfängt Dateigröße.</text:span></text:p>
      <text:p text:style-name="P3">- <text:span text:style-name="T6">Server bestätigt Erhalt der Dateigröße.</text:span></text:p>
      <text:p text:style-name="P3">- <text:span text:style-name="T6">Client empfängt Bestätigung.</text:span></text:p>
      <text:p text:style-name="P3">- <text:span text:style-name="T6">Client liest und sendet die Datei blockweise.</text:span></text:p>
      <text:p text:style-name="P3">- <text:span text:style-name="T6">Server empfängt und schreibt die Datei blockweise</text:span></text:p>
      <text:p text:style-name="P3"/>
      <text:h text:style-name="Heading_20_3" text:outline-level="3">QUIT:</text:h>
      <text:p text:style-name="P3">- <text:span text:style-name="T6">Client sendet den Befehl QUIT.</text:span></text:p>
      <text:p text:style-name="P3">- <text:span text:style-name="T6">Server empfängt den Befehl QUIT.</text:span></text:p>
      <text:p text:style-name="P3">- <text:span text:style-name="T6">Server schließt Socket.</text:span></text:p>
      <text:p text:style-name="P3">- <text:span text:style-name="T6">Client schließt Socket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1:08:40.788104310</meta:creation-date>
    <dc:date>2016-11-07T23:00:41.217152722</dc:date>
    <meta:editing-duration>PT36M56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2" meta:paragraph-count="71" meta:word-count="471" meta:character-count="2970" meta:non-whitespace-character-count="2564"/>
  </office:meta>
</office:document-meta>
</file>